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1" svg:font-family="'DejaVu Sans'"/>
    <style:font-face style:name="Quattrocento Sans1" svg:font-family="'Quattrocento Sans'"/>
    <style:font-face style:name="Arial" svg:font-family="Arial" style:font-pitch="variable"/>
    <style:font-face style:name="Arial Unicode MS1" svg:font-family="'Arial Unicode MS'"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Microsoft YaHei1" svg:font-family="'Microsoft YaHei'" style:font-pitch="variable"/>
    <style:font-face style:name="Quattrocento Sans" svg:font-family="'Quattrocen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4bacc6" draw:stroke-linejoin="miter" draw:fill="solid" draw:fill-color="#ffffff" draw:textarea-vertical-align="top" draw:auto-grow-height="false" fo:min-height="13.153cm" fo:min-width="11.565cm" fo:padding-top="0.125cm" fo:padding-bottom="0.125cm" fo:padding-left="0.25cm" fo:padding-right="0.25cm" fo:wrap-option="wrap"/>
    </style:style>
    <style:style style:name="gr2" style:family="graphic" style:parent-style-name="standard">
      <style:graphic-properties draw:stroke="none" svg:stroke-width="0cm" draw:fill="solid" draw:fill-color="#f1a205" draw:textarea-vertical-align="middle" draw:auto-grow-height="false" draw:fit-to-size="false" fo:min-height="0cm" fo:min-width="0cm" fo:padding-top="0.132cm" fo:padding-bottom="0.132cm" fo:padding-left="0.132cm" fo:padding-right="0.132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middle" draw:auto-grow-height="false" draw:fit-to-size="false" fo:min-height="1.525cm" fo:min-width="9.991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fo:min-height="2.574cm" fo:min-width="11.51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1f497d" draw:stroke-linejoin="round" draw:fill="solid" draw:fill-color="#8064a2"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d8d8d8" draw:textarea-vertical-align="middle"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fef2da"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fo:min-height="4.069cm" fo:min-width="11.27cm" fo:padding-top="0.125cm" fo:padding-bottom="0.125cm" fo:padding-left="0.25cm" fo:padding-right="0.25cm" fo:wrap-option="wrap"/>
    </style:style>
    <style:style style:name="gr14" style:family="graphic" style:parent-style-name="standard">
      <style:graphic-properties draw:stroke="none" svg:stroke-color="#000000" draw:fill="none" draw:fill-color="#ffffff" draw:textarea-horizontal-align="left" draw:auto-grow-height="true" draw:auto-grow-width="true" fo:min-height="1.183cm" fo:min-width="8.227cm"/>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1" style:family="paragraph">
      <loext:graphic-properties draw:fill="solid" draw:fill-color="#ffffff"/>
      <style:paragraph-properties fo:text-align="start"/>
      <style:text-properties fo:font-size="18pt"/>
    </style:style>
    <style:style style:name="P2" style:family="paragraph">
      <style:paragraph-properties fo:margin-top="0cm" fo:margin-bottom="0cm" fo:line-height="100%" fo:text-align="start"/>
    </style:style>
    <style:style style:name="P3" style:family="paragraph">
      <loext:graphic-properties draw:fill="solid" draw:fill-color="#f1a205"/>
      <style:paragraph-properties fo:text-align="start" style:font-independent-line-spacing="true"/>
      <style:text-properties fo:font-size="18pt"/>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margin-top="0cm" fo:margin-bottom="0cm" fo:line-height="100%"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style:paragraph-properties fo:margin-top="0cm" fo:margin-bottom="0cm" fo:text-align="start"/>
    </style:style>
    <style:style style:name="P8" style:family="paragraph">
      <style:paragraph-properties fo:margin-top="0cm" fo:margin-bottom="0cm" fo:line-height="100%" fo:text-align="center"/>
    </style:style>
    <style:style style:name="P9" style:family="paragraph">
      <loext:graphic-properties draw:fill="solid" draw:fill-color="#8064a2"/>
      <style:paragraph-properties fo:text-align="start" style:font-independent-line-spacing="true"/>
      <style:text-properties fo:font-size="18pt"/>
    </style:style>
    <style:style style:name="P10" style:family="paragraph">
      <loext:graphic-properties draw:fill="solid" draw:fill-color="#d8d8d8"/>
      <style:paragraph-properties fo:text-align="start" style:font-independent-line-spacing="true"/>
      <style:text-properties fo:font-size="18pt"/>
    </style:style>
    <style:style style:name="P11" style:family="paragraph">
      <loext:graphic-properties draw:fill="solid" draw:fill-color="#fef2da"/>
      <style:paragraph-properties fo:text-align="start"/>
      <style:text-properties fo:font-size="18pt"/>
    </style:style>
    <style:style style:name="P12" style:family="paragraph">
      <loext:graphic-properties draw:fill="none"/>
      <style:paragraph-properties fo:margin-top="0cm" fo:margin-bottom="0cm" fo:text-align="start" style:font-independent-line-spacing="true"/>
      <style:text-properties fo:font-size="18pt"/>
    </style:style>
    <style:style style:name="P13" style:family="paragraph">
      <loext:graphic-properties draw:fill="none" draw:fill-color="#ffffff"/>
      <style:text-properties fo:font-size="10pt" style:font-size-asian="10pt" style:font-size-complex="10pt"/>
    </style:style>
    <style:style style:name="P14"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5"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rial1" fo:font-size="14.3000001907349pt" fo:letter-spacing="normal" fo:font-style="normal" style:text-underline-style="none" fo:font-weight="normal" style:font-name-asian="Arial1" style:font-size-asian="14.3000001907349pt" style:font-style-asian="normal" style:font-weight-asian="normal" style:font-name-complex="DejaVu Sans1" style:font-size-complex="14.3000001907349pt" style:font-style-complex="normal" style:font-weight-complex="normal"/>
    </style:style>
    <style:style style:name="T2" style:family="text">
      <style:text-properties fo:font-variant="normal" fo:text-transform="none" fo:color="#002c46" style:text-line-through-style="none" style:text-line-through-type="none" style:text-position="0% 100%" style:font-name="Arial1" fo:font-size="14.3000001907349pt" fo:letter-spacing="normal" fo:font-style="normal" style:text-underline-style="none" fo:font-weight="normal" style:font-name-asian="Arial1" style:font-size-asian="14.3000001907349pt" style:font-style-asian="normal" style:font-weight-asian="normal" style:font-name-complex="DejaVu Sans1" style:font-size-complex="14.3000001907349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0.6999998092651pt" fo:letter-spacing="normal" fo:font-style="normal" style:text-underline-style="none" fo:font-weight="normal" style:font-name-asian="Arial1" style:font-size-asian="10.6999998092651pt" style:font-style-asian="normal" style:font-weight-asian="normal" style:font-name-complex="DejaVu Sans1" style:font-size-complex="10.699999809265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Quattrocento Sans1" fo:font-size="12pt" fo:letter-spacing="normal" fo:font-style="normal" style:text-underline-style="none" fo:font-weight="bold" style:font-name-asian="Quattrocento Sans1" style:font-size-asian="12pt" style:font-style-asian="normal" style:font-weight-asian="bold" style:font-name-complex="DejaVu Sans1" style:font-size-complex="12pt" style:font-style-complex="normal" style:font-weight-complex="bold"/>
    </style:style>
    <style:style style:name="T5" style:family="text">
      <style:text-properties fo:font-variant="normal" fo:text-transform="none" fo:color="#29748d" style:text-line-through-style="none" style:text-line-through-type="none" style:text-position="0% 100%" style:font-name="Quattrocento Sans1" fo:font-size="20pt" fo:letter-spacing="normal" fo:font-style="normal" style:text-underline-style="none" fo:font-weight="bold" style:font-name-asian="Quattrocento Sans1" style:font-size-asian="20pt" style:font-style-asian="normal" style:font-weight-asian="bold" style:font-name-complex="DejaVu Sans1" style:font-size-complex="2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DejaVu Sans1"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0.5pt" fo:letter-spacing="normal" fo:font-style="normal" style:text-underline-style="none" fo:font-weight="normal" style:font-name-asian="DejaVu Sans1" style:font-size-asian="10.5pt" style:font-style-asian="normal" style:font-weight-asian="normal" style:font-name-complex="DejaVu Sans1" style:font-size-complex="10.5pt" style:font-style-complex="normal" style:font-weight-complex="normal"/>
    </style:style>
    <style:style style:name="T8" style:family="text">
      <style:text-properties fo:font-size="10pt" style:font-size-asian="10pt" style:font-size-complex="10pt"/>
    </style:style>
    <style:style style:name="T9"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bold" style:font-name-asian="Calibri1" style:font-size-asian="12pt" style:font-style-asian="normal" style:font-weight-asian="bold" style:font-size-complex="1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name-asian="Arial1" style:font-size-asian="12pt" style:font-style-asian="italic" style:font-weight-asian="normal" style:font-size-complex="12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bold" style:font-name-asian="Arial1"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text-line-through-style="none" style:text-line-through-type="none" style:text-position="0% 100%" style:font-name="Calibri1" fo:font-size="12pt" fo:letter-spacing="normal" fo:font-style="italic" style:text-underline-style="none" fo:font-weight="bold" style:font-name-asian="Calibri1" style:font-size-asian="12pt" style:font-style-asian="italic" style:font-weight-asian="bold" style:font-size-complex="12pt" style:font-style-complex="italic" style:font-weight-complex="bold"/>
    </style:style>
    <style:style style:name="T1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2pt" fo:letter-spacing="normal" fo:font-style="normal" style:text-underline-style="solid" style:text-underline-width="auto" style:text-underline-color="#ffffff" fo:font-weight="bold" style:font-name-asian="Calibri1" style:font-size-asian="12pt" style:font-style-asian="normal" style:font-weight-asian="bold"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1" draw:layer="layout" svg:width="12.064cm" svg:height="13.402cm" svg:x="0.383cm" svg:y="4.3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2.064cm" svg:height="13.402cm" svg:x="12.743cm" svg:y="4.3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0.798cm" svg:height="0.798cm" svg:x="0.608cm" svg:y="4.495c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3" draw:layer="layout" svg:width="0.798cm" svg:height="0.798cm" svg:x="12.968cm" svg:y="4.495c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4" draw:layer="layout" svg:width="9.99cm" svg:height="0.62cm" svg:x="1.67cm" svg:y="4.584cm">
          <text:p text:style-name="P2"><text:span text:style-name="T2">Con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4" draw:layer="layout" svg:width="9.99cm" svg:height="0.62cm" svg:x="14.03cm" svg:y="4.584cm">
          <text:p text:style-name="P2"><text:span text:style-name="T2">Constraints within solution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3" draw:layer="layout" svg:width="0.798cm" svg:height="0.798cm" svg:x="12.954cm" svg:y="10.469cm">
          <text:p text:style-name="P2"><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 draw:text-style-name="P3" draw:layer="layout" svg:width="0.798cm" svg:height="0.798cm" svg:x="0.508cm" svg:y="10.124c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 draw:text-style-name="P4" draw:layer="layout" svg:width="9.99cm" svg:height="0.62cm" svg:x="1.524cm" svg:y="10.16cm">
          <text:p text:style-name="P2"><text:span text:style-name="T2">Criteria for su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 draw:text-style-name="P5" draw:layer="layout" svg:width="9.99cm" svg:height="1.524cm" svg:x="14.03cm" svg:y="10.16cm">
          <text:p text:style-name="P2"><text:span text:style-name="T2">Stakeholders to provide key ins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3" draw:layer="layout" svg:width="0.798cm" svg:height="0.798cm" svg:x="0.608cm" svg:y="13.327c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 draw:text-style-name="P3" draw:layer="layout" svg:width="0.798cm" svg:height="0.798cm" svg:x="12.968cm" svg:y="13.327cm">
          <text:p text:style-name="P2"><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 draw:text-style-name="P4" draw:layer="layout" svg:width="9.99cm" svg:height="0.607cm" svg:x="1.67cm" svg:y="13.422cm">
          <text:p text:style-name="P2"><text:span text:style-name="T2">Scope of solution spa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 draw:text-style-name="P4" draw:layer="layout" svg:width="9.99cm" svg:height="0.62cm" svg:x="14.03cm" svg:y="13.416cm">
          <text:p text:style-name="P2"><text:span text:style-name="T2">Key data sour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5" draw:text-style-name="P6" draw:layer="layout" svg:width="12.009cm" svg:height="3.458cm" svg:x="0.398cm" svg:y="5.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6" draw:text-style-name="P5" draw:layer="layout" svg:width="12.009cm" svg:height="2.823cm" svg:x="0.398cm" svg:y="10.922cm">
          <text:p text:style-name="P2"><text:span text:style-name="T3">1. Reduce the number of image frames used in final image reconstruction by 50%</text:span></text:p>
          <text:p text:style-name="P2"><text:span text:style-name="T3">2. Show that SNR, CNR like image quality metrics shows at least 25% improvement in image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7" draw:text-style-name="P4" draw:layer="layout" svg:width="12.009cm" svg:height="2.084cm" svg:x="0.519cm" svg:y="14.402cm">
          <text:p text:style-name="P7"><text:span text:style-name="T3">This project aims to use super-resolution techniques to increase the pixel count per unit area by 4X. In the same process, it also reduces the noise content in the image by encoder-decoder (U-net) technique. The final, super resolved image which already shows significant improvement in SNR and CNR is reduced to original image size by cubic spline that would improve the SNR further by at least 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7" draw:text-style-name="P4" draw:layer="layout" svg:width="12.009cm" svg:height="3cm" svg:x="12.662cm" svg:y="5.455cm">
          <text:p text:style-name="P2"><text:span text:style-name="T3">1. The enhanced image should not alter the metrology (measurable features)</text:span></text:p>
          <text:p text:style-name="P2"><text:span text:style-name="T3">2. The process should not add significant time to “time to result”</text:span></text:p>
          <text:p text:style-name="P2"><text:span text:style-name="T3">3. Generalizable to closely related semiconductor devices.</text:span></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7" draw:text-style-name="P4" draw:layer="layout" svg:width="12.009cm" svg:height="3cm" svg:x="12.753cm" svg:y="14.125cm">
          <text:p text:style-name="P2"><text:span text:style-name="T3">Large number of 3D-NAND memory cell images collected using Verios scanning electron microscope by Thermo Fisher Inc. and transferred to imaging and metrology departments for R&amp;D work.</text:span></text:p>
          <text:p text:style-name="P2"><text:span text:style-name="T3">Images are on a private Thermo Fisher Inc. network drive accessible to the stake holders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8" draw:text-style-name="P9" draw:layer="layout" svg:width="1.197cm" svg:height="0.567cm" svg:x="18.426cm" svg:y="18.123cm">
          <text:p text:style-name="P8"><text:span text:style-name="T4">H</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1" draw:style-name="gr9" draw:text-style-name="P10" draw:layer="layout" svg:width="1.197cm" svg:height="0.597cm" svg:x="19.524cm" svg:y="18.094cm">
          <text:p text:style-name="P8"><text:span text:style-name="T4">D</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2" draw:style-name="gr9" draw:text-style-name="P10" draw:layer="layout" svg:width="1.197cm" svg:height="0.597cm" svg:x="20.701cm" svg:y="18.064cm">
          <text:p text:style-name="P8"><text:span text:style-name="T4">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3" draw:style-name="gr9" draw:text-style-name="P10" draw:layer="layout" svg:width="1.197cm" svg:height="0.597cm" svg:x="21.796cm" svg:y="18.078cm">
          <text:p text:style-name="P8"><text:span text:style-name="T4">I</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4" draw:style-name="gr9" draw:text-style-name="P10" draw:layer="layout" svg:width="1.197cm" svg:height="0.597cm" svg:x="22.905cm" svg:y="18.064cm">
          <text:p text:style-name="P8"><text:span text:style-name="T4">P</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5" draw:style-name="gr8" draw:text-style-name="P9" draw:layer="layout" svg:width="1.197cm" svg:height="0.567cm" svg:x="22.498cm" svg:y="1.964cm">
          <text:p text:style-name="P8"><text:span text:style-name="T4">H</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6" draw:style-name="gr10" draw:text-style-name="P11" draw:layer="layout" svg:width="21.455cm" svg:height="3.156cm" svg:x="0.338cm" svg:y="0.324cm">
          <text:p/>
          <draw:enhanced-geometry draw:mirror-horizontal="false" draw:mirror-vertical="false" svg:viewBox="0 0 0 0" draw:text-areas="0 0 ?f37 ?f36" draw:type="ooxml-wedgeRectCallout" draw:modifiers="53513 65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27" draw:style-name="gr11" draw:text-style-name="P4" draw:layer="layout" svg:width="24.424cm" svg:height="0.852cm" svg:x="0.512cm" svg:y="0.527cm">
          <text:p text:style-name="P2"><text:span text:style-name="T5">Enhance Electron Microscopy Image Quality Via Super Resolution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2" draw:text-style-name="P4" draw:layer="layout" svg:width="12.009cm" svg:height="3cm" svg:x="12.798cm" svg:y="9.854cm">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7" draw:text-style-name="P4" draw:layer="layout" svg:width="23.843cm" svg:height="1.365cm" svg:x="0.512cm" svg:y="1.503cm">
          <text:p text:style-name="P2"><text:span text:style-name="T6">Provide quantifiable improvement in the perceptual quality of the electron microscopy images</text:span></text:p>
          <text:p text:style-name="P2"><text:span text:style-name="T6">of semiconductor 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3" draw:text-style-name="P12" draw:layer="layout" svg:width="11.769cm" svg:height="4.318cm" svg:x="0.508cm" svg:y="5.359cm">
          <text:p text:style-name="P7"><text:span text:style-name="T7">Fei Inc. is an electron microscope manufacturer and semiconductor fabrication industry is their major customer. Of the several factors that influence customer choosing a particular microscope, most important one is the quality of the output image. </text:span></text:p>
          <text:p text:style-name="P7"><text:span text:style-name="T7"><text:tab/></text:span><text:span text:style-name="T7">Fei Inc. has collected large number of data sets of 3D-NAND memory cell images using best possible imaging parameters. The</text:span></text:p>
          <text:p text:style-name="P7"><text:span text:style-name="T7">measured quality indexes still fall short of the customer expectation. The marketing department has asked to explore deep-learning based techniques to post-process the images to improve perceptual image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3" draw:layer="layout" svg:width="8.727cm" svg:height="1.433cm" svg:x="12.954cm" svg:y="11.267cm">
          <draw:text-box>
            <text:p><text:span text:style-name="T8">Fei Inc. imaging department, </text:span></text:p>
            <text:p><text:span text:style-name="T8">Fei Inc. marketing and sales departments</text:span></text:p>
            <text:p><text:span text:style-name="T8">Number of semi-conductor manufacturing customers</text:span></text:p>
          </draw:text-box>
        </draw:frame>
        <presentation:notes draw:style-name="dp2">
          <draw:custom-shape draw:name="CustomShape 1" draw:style-name="gr5" draw:text-style-name="P6" draw:layer="layout" svg:width="0.469cm" svg:height="0.51cm" svg:x="16.784cm" svg:y="2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15" draw:layer="layout" svg:width="15.194cm" svg:height="0.681cm" svg:x="2.193cm" svg:y="1.681cm" presentation:class="notes" presentation:user-transformed="true">
            <draw:text-box>
              <text:p text:style-name="P14"><text:span text:style-name="T9">Hypothesis: </text:span><text:span text:style-name="T10">Create a Hypothesis with an emphasis on SMART principles. </text:span><text:span text:style-name="T11">(</text:span><text:span text:style-name="T12">S – Specific, M – Measurable, A – Achievable, R – Realistic, T – Timebound). </text:span><text:span text:style-name="T13">If you cannot do this, you </text:span><text:span text:style-name="T9">do not</text:span><text:span text:style-name="T13"> have a good grasp on the business problem.</text:span></text:p>
              <text:p text:style-name="P14"><text:span text:style-name="T13"/></text:p>
              <text:p text:style-name="P14"><text:span text:style-name="T9">Context: </text:span><text:span text:style-name="T13">With context, we have </text:span><text:span text:style-name="T14">clearly identified the problem at hand </text:span><text:span text:style-name="T13">and have elucidated on how our initiative may solve this problem, alongside the commercial implications this will have on the business. </text:span></text:p>
              <text:p text:style-name="P14"><text:span text:style-name="T13"/></text:p>
              <text:p text:style-name="P14"><text:span text:style-name="T9">Criteria for Success</text:span><text:span text:style-name="T13">: Clearly defining the criteria for success ensures that the scope of your work is clearly defined and understood. Otherwise, if this isn’t defined – your work will never end which will result in mismatched expectations.</text:span></text:p>
              <text:p text:style-name="P14"><text:span text:style-name="T13"/></text:p>
              <text:p text:style-name="P14"><text:span text:style-name="T9">Scope of Solution Space: </text:span><text:span text:style-name="T13">Scoping out the solution space ensures that the business initiative is SPECIFIC for a certain segment or area. This prevents solutions that have been developed being scaled and applied for all other business units that the solution may not be responsible or scalable for.</text:span></text:p>
              <text:p text:style-name="P14"><text:span text:style-name="T13"/></text:p>
              <text:p text:style-name="P14"><text:span text:style-name="T9">Constraints within Solution Space: </text:span><text:span text:style-name="T13">Looking forward, what are the foreseeable problems we are likely to encounter? Could this be stakeholder resistance? Could this be we don’t have access to the right data? </text:span></text:p>
              <text:p text:style-name="P14"><text:span text:style-name="T13"/></text:p>
              <text:p text:style-name="P14"><text:span text:style-name="T9">Stakeholders to provide key insight: </text:span><text:span text:style-name="T13">Who are the people I need to speak to, to get the answers I need for my data analysis?</text:span></text:p>
              <text:p text:style-name="P14"><text:span text:style-name="T13"/></text:p>
              <text:p text:style-name="P14"><text:span text:style-name="T9">What key data sources are required</text:span><text:span text:style-name="T13">?</text:span></text:p>
              <text:p text:style-name="P14"><text:span text:style-name="T13">Based off my discussions with the key stakeholders – can we clearly list out all the data sources we need so we can make a highly targeted request as opposed to a scatter-gun approach where we ask for a bit of everything?</text:span></text:p>
              <text:p text:style-name="P14"><text:span text:style-name="T13"/></text:p>
              <text:p text:style-name="P14"><text:span text:style-name="T13"/></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DejaVu Sans1" svg:font-family="'DejaVu Sans'"/>
    <style:font-face style:name="Quattrocento Sans1" svg:font-family="'Quattrocento Sans'"/>
    <style:font-face style:name="Arial" svg:font-family="Arial" style:font-pitch="variable"/>
    <style:font-face style:name="Arial Unicode MS1" svg:font-family="'Arial Unicode MS'"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Microsoft YaHei1" svg:font-family="'Microsoft YaHei'" style:font-pitch="variable"/>
    <style:font-face style:name="Quattrocento Sans" svg:font-family="'Quattrocen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1.86cm" svg:height="0.343cm" svg:x="23.051cm" svg:y="0.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er H</meta:initial-creator>
    <dc:language>en-US</dc:language>
    <dc:date>2021-12-28T14:47:07.245000000</dc:date>
    <meta:editing-cycles>10</meta:editing-cycles>
    <meta:editing-duration>PT1H26M9S</meta:editing-duration>
    <meta:generator>LibreOffice/5.0.0.5$Windows_x86 LibreOffice_project/1b1a90865e348b492231e1c451437d7a15bb262b</meta:generator>
    <meta:document-statistic meta:object-count="52"/>
  </office:meta>
</office:document-meta>
</file>